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b74d" officeooo:paragraph-rsid="0008b74d"/>
    </style:style>
    <style:style style:name="P2" style:family="paragraph" style:parent-style-name="Standard">
      <style:text-properties officeooo:paragraph-rsid="0008b74d"/>
    </style:style>
    <style:style style:name="P3" style:family="paragraph" style:parent-style-name="Standard">
      <style:text-properties fo:font-weight="bold" officeooo:rsid="0008b74d" officeooo:paragraph-rsid="0008b74d" style:font-weight-asian="bold" style:font-weight-complex="bold"/>
    </style:style>
    <style:style style:name="T1" style:family="text">
      <style:text-properties officeooo:rsid="0008b74d"/>
    </style:style>
    <style:style style:name="T2" style:family="text">
      <style:text-properties officeooo:rsid="00111c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embros do grupo:</text:p>
      <text:p text:style-name="P2"><text:span text:style-name="T1">- Karen Miyuki Massuda (Nro. USP: </text:span>14585868<text:span text:style-name="T1"> / Turma: 94)</text:span></text:p>
      <text:p text:style-name="P1">- Vítor Benvenisti Laguna Navarenho (Nro. USP: 14749425 / Turma: 94)</text:p>
      <text:p text:style-name="P1">- Henrique Naoki Teruya (Nro. USP: <text:span text:style-name="T2">14578324</text:span> / Turma: 94)</text:p>
      <text:p text:style-name="P2"><text:span text:style-name="T1">- Vivian Ayumi Miamura (Nro. USP: </text:span>14835140<text:span text:style-name="T1"> / Turma: 04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2T20:28:39.037081909</meta:creation-date>
    <meta:generator>LibreOffice/7.3.7.2$Linux_X86_64 LibreOffice_project/30$Build-2</meta:generator>
    <dc:date>2024-06-12T20:34:40.297977792</dc:date>
    <meta:editing-duration>PT6M1S</meta:editing-duration>
    <meta:editing-cycles>3</meta:editing-cycles>
    <meta:document-statistic meta:table-count="0" meta:image-count="0" meta:object-count="0" meta:page-count="1" meta:paragraph-count="5" meta:word-count="44" meta:character-count="251" meta:non-whitespace-character-count="212"/>
  </office:meta>
</office:document-meta>
</file>